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tilisateu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PseudoUtilisa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R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NT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BIE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BI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RIN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IBAUL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NC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XIMILIE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UREN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YLVI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ANCO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XI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DA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53:01.736470408</meta:creation-date>
    <dc:date>2018-12-03T16:53:18.685159041</dc:date>
    <meta:editing-duration>PT17S</meta:editing-duration>
    <meta:editing-cycles>1</meta:editing-cycles>
    <meta:document-statistic meta:table-count="1" meta:cell-count="32" meta:object-count="0"/>
    <meta:generator>LibreOffice/6.0.6.2$Linux_X86_64 LibreOffice_project/00m0$Build-2</meta:generator>
  </office:meta>
</office:document-meta>
</file>